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TM.CTM( AffineTransform 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TM.getCTMandRelDims( int absRefOrient , int writingMode , Rectangle2D absVPrect , FODimension reldim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9">
            <text:p text:style-name="Table_20_Contents">9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CTM.translate( double x , double 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TM.to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TM.CTM( double a , double b , double c , double d , double e , double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TM.getWMctm( int wm , int ipd , int bp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TM.toAffineTransfor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TM.scale( double x , double 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TM.CTM( CTM ct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TM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TM.CT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TM.transform( Rectangle2D inRec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TM.CTM( double x , double 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TM.rotate( double angl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TM.multiply( CTM prem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